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2cm"/>
    </style:style>
    <style:style style:name="co3" style:family="table-column">
      <style:table-column-properties fo:break-before="auto" style:column-width="1.7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/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"/>
    <style:style style:name="ce11" style:family="table-cell" style:parent-style-name="Default" style:data-style-name="N111"/>
    <style:style style:name="gr1" style:family="graphic">
      <style:graphic-properties draw:ole-draw-aspect="1"/>
    </style:style>
  </office:automatic-styles>
  <office:body>
    <office:spreadsheet>
      <table:table table:name="Blue Gene scaling - benzen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7"/>
        <table:table-column table:style-name="co3" table:number-columns-repeated="2" table:default-cell-style-name="Default"/>
        <table:table-row table:style-name="ro1">
          <table:table-cell office:value-type="string">
            <text:p>Benzene, Bluegene/P, X10 2.2.1 -O -NO_CHECKS</text:p>
          </table:table-cell>
          <table:table-cell table:style-name="ce2"/>
          <table:table-cell table:style-name="ce5"/>
          <table:table-cell table:style-name="ce8" office:value-type="float" office:value="1764">
            <text:p>1764</text:p>
          </table:table-cell>
          <table:table-cell table:style-name="ce10" office:value-type="float" office:value="2916">
            <text:p>2916</text:p>
          </table:table-cell>
        </table:table-row>
        <table:table-row table:style-name="ro2">
          <table:table-cell office:value-type="string">
            <text:p>G Matrix scheme 5</text:p>
          </table:table-cell>
          <table:table-cell table:style-name="ce2"/>
          <table:table-cell table:style-name="ce5"/>
          <table:table-cell table:style-name="ce2" office:value-type="string">
            <text:p>9 cycles</text:p>
          </table:table-cell>
          <table:table-cell table:style-name="ce11" office:value-type="string">
            <text:p>10 cycles</text:p>
          </table:table-cell>
        </table:table-row>
        <table:table-row table:style-name="ro2">
          <table:table-cell office:value-type="string">
            <text:p>Time in sec</text:p>
          </table:table-cell>
          <table:table-cell table:style-name="ce2"/>
          <table:table-cell table:style-name="ce5"/>
          <table:table-cell table:style-name="ce2" office:value-type="float" office:value="-229.41937">
            <text:p>-229.4</text:p>
          </table:table-cell>
          <table:table-cell table:style-name="ce11" office:value-type="float" office:value="-230.713862">
            <text:p>-230.7</text:p>
          </table:table-cell>
        </table:table-row>
        <table:table-row table:style-name="ro2">
          <table:table-cell table:style-name="ce1" office:value-type="string">
            <text:p>N</text:p>
          </table:table-cell>
          <table:table-cell table:style-name="ce3" office:value-type="string" table:number-columns-spanned="2" table:number-rows-spanned="1">
            <text:p>Per cycle</text:p>
          </table:table-cell>
          <table:covered-table-cell table:style-name="ce5"/>
          <table:table-cell table:style-name="ce9" office:value-type="string" table:number-columns-spanned="2" table:number-rows-spanned="1">
            <text:p>Total time</text:p>
          </table:table-cell>
          <table:covered-table-cell table:style-name="ce11"/>
        </table:table-row>
        <table:table-row table:style-name="ro2">
          <table:table-cell table:style-name="ce1"/>
          <table:table-cell table:style-name="ce4" office:value-type="string">
            <text:p>3-21G</text:p>
          </table:table-cell>
          <table:table-cell table:style-name="ce6" office:value-type="string">
            <text:p>6-31G(d,p)</text:p>
          </table:table-cell>
          <table:table-cell table:style-name="ce4" office:value-type="string">
            <text:p>3-21G</text:p>
          </table:table-cell>
          <table:table-cell table:style-name="ce4" office:value-type="string">
            <text:p>6-31G(d,p)</text:p>
          </table:table-cell>
        </table:table-row>
        <table:table-row table:style-name="ro2">
          <table:table-cell table:style-name="ce1" office:value-type="float" office:value="256">
            <text:p>256</text:p>
          </table:table-cell>
          <table:table-cell table:style-name="ce2" office:value-type="float" office:value="0.796">
            <text:p>0.8</text:p>
          </table:table-cell>
          <table:table-cell table:style-name="ce5" office:value-type="float" office:value="9.58">
            <text:p>9.58</text:p>
          </table:table-cell>
          <table:table-cell table:style-name="ce2" office:value-type="float" office:value="18.9">
            <text:p>18.9</text:p>
          </table:table-cell>
          <table:table-cell table:style-name="ce2" office:value-type="float" office:value="143">
            <text:p>143.0</text:p>
          </table:table-cell>
        </table:table-row>
        <table:table-row table:style-name="ro2">
          <table:table-cell table:style-name="ce1" office:value-type="float" office:value="128">
            <text:p>128</text:p>
          </table:table-cell>
          <table:table-cell table:style-name="ce2" office:value-type="float" office:value="1.3">
            <text:p>1.3</text:p>
          </table:table-cell>
          <table:table-cell table:style-name="ce5" office:value-type="float" office:value="13.2">
            <text:p>13.20</text:p>
          </table:table-cell>
          <table:table-cell table:style-name="ce2" office:value-type="float" office:value="21">
            <text:p>21.0</text:p>
          </table:table-cell>
          <table:table-cell table:style-name="ce2" office:value-type="float" office:value="178">
            <text:p>178.0</text:p>
          </table:table-cell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2" office:value-type="float" office:value="2.08">
            <text:p>2.1</text:p>
          </table:table-cell>
          <table:table-cell table:style-name="ce5" office:value-type="float" office:value="21.7">
            <text:p>21.70</text:p>
          </table:table-cell>
          <table:table-cell table:style-name="ce2" office:value-type="float" office:value="29.1">
            <text:p>29.1</text:p>
          </table:table-cell>
          <table:table-cell table:style-name="ce11" office:value-type="float" office:value="264">
            <text:p>264.0</text:p>
          </table:table-cell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2" office:value-type="float" office:value="3.31">
            <text:p>3.3</text:p>
          </table:table-cell>
          <table:table-cell table:style-name="ce5" office:value-type="float" office:value="33.9">
            <text:p>33.90</text:p>
          </table:table-cell>
          <table:table-cell table:style-name="ce2" office:value-type="float" office:value="48.8">
            <text:p>48.8</text:p>
          </table:table-cell>
          <table:table-cell table:style-name="ce11" office:value-type="float" office:value="389">
            <text:p>389.0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2" office:value-type="float" office:value="5.26">
            <text:p>5.3</text:p>
          </table:table-cell>
          <table:table-cell table:style-name="ce5" office:value-type="float" office:value="61.3">
            <text:p>61.30</text:p>
          </table:table-cell>
          <table:table-cell table:style-name="ce2" office:value-type="float" office:value="60.5">
            <text:p>60.5</text:p>
          </table:table-cell>
          <table:table-cell table:style-name="ce11" office:value-type="float" office:value="668">
            <text:p>668.0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2" office:value-type="float" office:value="10.3">
            <text:p>10.3</text:p>
          </table:table-cell>
          <table:table-cell table:style-name="ce5" office:value-type="float" office:value="116.2">
            <text:p>116.20</text:p>
          </table:table-cell>
          <table:table-cell table:style-name="ce2" office:value-type="float" office:value="110">
            <text:p>110.0</text:p>
          </table:table-cell>
          <table:table-cell table:style-name="ce11" office:value-type="float" office:value="1230">
            <text:p>1230.0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office:value-type="float" office:value="20.1">
            <text:p>20.1</text:p>
          </table:table-cell>
          <table:table-cell table:style-name="ce5" office:value-type="float" office:value="224">
            <text:p>224.00</text:p>
          </table:table-cell>
          <table:table-cell table:style-name="ce2" office:value-type="float" office:value="209">
            <text:p>209.0</text:p>
          </table:table-cell>
          <table:table-cell table:style-name="ce11" office:value-type="float" office:value="2340">
            <text:p>2340.0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float" office:value="37.8">
            <text:p>37.8</text:p>
          </table:table-cell>
          <table:table-cell table:style-name="ce5" office:value-type="float" office:value="423.5">
            <text:p>423.50</text:p>
          </table:table-cell>
          <table:table-cell table:style-name="ce2" office:value-type="float" office:value="384">
            <text:p>384.0</text:p>
          </table:table-cell>
          <table:table-cell table:style-name="ce11" office:value-type="float" office:value="4360">
            <text:p>4360.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float" office:value="60.3">
            <text:p>60.3</text:p>
          </table:table-cell>
          <table:table-cell table:style-name="ce5" office:value-type="float" office:value="671.1">
            <text:p>671.10</text:p>
          </table:table-cell>
          <table:table-cell table:style-name="ce2" office:value-type="float" office:value="609">
            <text:p>609.0</text:p>
          </table:table-cell>
          <table:table-cell table:style-name="ce11" office:value-type="float" office:value="6880">
            <text:p>6880.0</text:p>
          </table:table-cell>
        </table:table-row>
        <table:table-row table:style-name="ro1" table:number-rows-repeated="65522">
          <table:table-cell/>
          <table:table-cell table:style-name="ce2"/>
          <table:table-cell table:style-name="ce5"/>
          <table:table-cell table:style-name="ce2"/>
          <table:table-cell table:style-name="ce11"/>
        </table:table-row>
        <table:table-row table:style-name="ro1" table:number-rows-repeated="9830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lue Gene scaling - aspir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7"/>
        <table:table-column table:style-name="co3" table:number-columns-repeated="2" table:default-cell-style-name="Default"/>
        <table:table-row table:style-name="ro1">
          <table:table-cell office:value-type="string">
            <text:p>Aspirin, Bluegene/P, X10 2.2.1 -O -NO_CHECKS</text:p>
          </table:table-cell>
          <table:table-cell table:style-name="ce2"/>
          <table:table-cell table:style-name="ce5"/>
          <table:table-cell table:style-name="ce8" office:value-type="float" office:value="6561">
            <text:p>6561</text:p>
          </table:table-cell>
          <table:table-cell table:style-name="ce10"/>
        </table:table-row>
        <table:table-row table:style-name="ro2">
          <table:table-cell office:value-type="string">
            <text:p>G Matrix scheme 5</text:p>
          </table:table-cell>
          <table:table-cell table:style-name="ce2"/>
          <table:table-cell table:style-name="ce5"/>
          <table:table-cell table:style-name="ce2" office:value-type="string">
            <text:p>15 cycles</text:p>
          </table:table-cell>
          <table:table-cell table:style-name="ce11" office:value-type="string">
            <text:p>12 cycles</text:p>
          </table:table-cell>
        </table:table-row>
        <table:table-row table:style-name="ro2">
          <table:table-cell office:value-type="string">
            <text:p>Time in sec</text:p>
          </table:table-cell>
          <table:table-cell table:style-name="ce2"/>
          <table:table-cell table:style-name="ce5"/>
          <table:table-cell table:style-name="ce2" office:value-type="float" office:value="-641.337052">
            <text:p>-641.3</text:p>
          </table:table-cell>
          <table:table-cell table:style-name="ce11" office:value-type="float" office:value="-644.950973">
            <text:p>-645.0</text:p>
          </table:table-cell>
        </table:table-row>
        <table:table-row table:style-name="ro2">
          <table:table-cell table:style-name="ce1" office:value-type="string">
            <text:p>N</text:p>
          </table:table-cell>
          <table:table-cell table:style-name="ce3" office:value-type="string" table:number-columns-spanned="2" table:number-rows-spanned="1">
            <text:p>Per cycle</text:p>
          </table:table-cell>
          <table:covered-table-cell table:style-name="ce5"/>
          <table:table-cell table:style-name="ce9" office:value-type="string" table:number-columns-spanned="2" table:number-rows-spanned="1">
            <text:p>Total time</text:p>
          </table:table-cell>
          <table:covered-table-cell table:style-name="ce11"/>
        </table:table-row>
        <table:table-row table:style-name="ro2">
          <table:table-cell table:style-name="ce1"/>
          <table:table-cell table:style-name="ce4" office:value-type="string">
            <text:p>3-21G</text:p>
          </table:table-cell>
          <table:table-cell table:style-name="ce6" office:value-type="string">
            <text:p>6-31G(d,p)</text:p>
          </table:table-cell>
          <table:table-cell table:style-name="ce4" office:value-type="string">
            <text:p>3-21G</text:p>
          </table:table-cell>
          <table:table-cell table:style-name="ce4" office:value-type="string">
            <text:p>6-31G(d,p)</text:p>
          </table:table-cell>
        </table:table-row>
        <table:table-row table:style-name="ro2">
          <table:table-cell table:style-name="ce1" office:value-type="float" office:value="256">
            <text:p>256</text:p>
          </table:table-cell>
          <table:table-cell table:style-name="ce2" office:value-type="string">
            <text:p>#crashed</text:p>
          </table:table-cell>
          <table:table-cell table:style-name="ce5"/>
          <table:table-cell table:style-name="ce2" office:value-type="string">
            <text:p>#crashed</text:p>
          </table:table-cell>
          <table:table-cell table:style-name="ce2"/>
        </table:table-row>
        <table:table-row table:style-name="ro2">
          <table:table-cell table:style-name="ce1" office:value-type="float" office:value="128">
            <text:p>128</text:p>
          </table:table-cell>
          <table:table-cell table:style-name="ce2" office:value-type="float" office:value="3.22">
            <text:p>3.2</text:p>
          </table:table-cell>
          <table:table-cell table:style-name="ce5"/>
          <table:table-cell table:style-name="ce2" office:value-type="string">
            <text:p>#crashed</text:p>
          </table:table-cell>
          <table:table-cell table:style-name="ce2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2" office:value-type="float" office:value="5.25">
            <text:p>5.3</text:p>
          </table:table-cell>
          <table:table-cell table:style-name="ce5"/>
          <table:table-cell table:style-name="ce2" office:value-type="float" office:value="141">
            <text:p>141.0</text:p>
          </table:table-cell>
          <table:table-cell table:style-name="ce11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2" office:value-type="float" office:value="9.19">
            <text:p>9.2</text:p>
          </table:table-cell>
          <table:table-cell table:style-name="ce5"/>
          <table:table-cell table:style-name="ce2" office:value-type="float" office:value="201">
            <text:p>201.0</text:p>
          </table:table-cell>
          <table:table-cell table:style-name="ce11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2" office:value-type="float" office:value="16.9">
            <text:p>16.9</text:p>
          </table:table-cell>
          <table:table-cell table:style-name="ce5"/>
          <table:table-cell table:style-name="ce2" office:value-type="float" office:value="319">
            <text:p>319.0</text:p>
          </table:table-cell>
          <table:table-cell table:style-name="ce11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2" office:value-type="float" office:value="29.3">
            <text:p>29.3</text:p>
          </table:table-cell>
          <table:table-cell table:style-name="ce5"/>
          <table:table-cell table:style-name="ce2" office:value-type="float" office:value="511">
            <text:p>511.0</text:p>
          </table:table-cell>
          <table:table-cell table:style-name="ce11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office:value-type="float" office:value="58.2">
            <text:p>58.2</text:p>
          </table:table-cell>
          <table:table-cell table:style-name="ce5"/>
          <table:table-cell table:style-name="ce2" office:value-type="float" office:value="955">
            <text:p>955.0</text:p>
          </table:table-cell>
          <table:table-cell table:style-name="ce11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float" office:value="111.5">
            <text:p>111.5</text:p>
          </table:table-cell>
          <table:table-cell table:style-name="ce5"/>
          <table:table-cell table:style-name="ce2" office:value-type="float" office:value="1760">
            <text:p>1760.0</text:p>
          </table:table-cell>
          <table:table-cell table:style-name="ce11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float" office:value="219.5">
            <text:p>219.5</text:p>
          </table:table-cell>
          <table:table-cell table:style-name="ce5"/>
          <table:table-cell table:style-name="ce2" office:value-type="float" office:value="3410">
            <text:p>3410.0</text:p>
          </table:table-cell>
          <table:table-cell table:style-name="ce11"/>
        </table:table-row>
        <table:table-row table:style-name="ro1">
          <table:table-cell>
            <draw:frame table:end-cell-address="'Blue Gene scaling - aspirin'.I33" table:end-x="2.214cm" table:end-y="0.003cm" draw:z-index="0" draw:style-name="gr1" svg:width="18.437cm" svg:height="7.864cm" svg:x="0.22cm" svg:y="0.29cm">
              <draw:object draw:notify-on-update-of-ranges="'Blue Gene scaling - benzene'.A6:'Blue Gene scaling - benzene'.A14 'Blue Gene scaling - benzene'.B5:'Blue Gene scaling - benzene'.B5 'Blue Gene scaling - benzene'.B6:'Blue Gene scaling - benzene'.B14 'Blue Gene scaling - benzene'.A6:'Blue Gene scaling - benzene'.A14 'Blue Gene scaling - benzene'.C5:'Blue Gene scaling - benzene'.C5 'Blue Gene scaling - benzene'.C6:'Blue Gene scaling - benzene'.C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/>
          <table:table-cell table:style-name="ce5"/>
          <table:table-cell table:style-name="ce2"/>
          <table:table-cell table:style-name="ce11"/>
        </table:table-row>
        <table:table-row table:style-name="ro1" table:number-rows-repeated="65521">
          <table:table-cell/>
          <table:table-cell table:style-name="ce2"/>
          <table:table-cell table:style-name="ce5"/>
          <table:table-cell table:style-name="ce2"/>
          <table:table-cell table:style-name="ce11"/>
        </table:table-row>
        <table:table-row table:style-name="ro1" table:number-rows-repeated="9830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x10qm</text:p>
          </table:table-cell>
          <table:table-cell office:value-type="string">
            <text:p>GAMESS</text:p>
          </table:table-cell>
          <table:table-cell office:value-type="string">
            <text:p>x10qm–slow</text:p>
          </table:table-cell>
          <table:table-cell office:value-type="string">
            <text:p>nBf</text:p>
          </table:table-cell>
          <table:table-cell/>
        </table:table-row>
        <table:table-row table:style-name="ro2">
          <table:table-cell office:value-type="string">
            <text:p>benz-321</text:p>
          </table:table-cell>
          <table:table-cell office:value-type="float" office:value="36783.48">
            <text:p>36783.48</text:p>
          </table:table-cell>
          <table:table-cell office:value-type="float" office:value="11231185">
            <text:p>11231185</text:p>
          </table:table-cell>
          <table:table-cell table:formula="of:=[.C3]/[.B3]" office:value-type="float" office:value="305.33231222277">
            <text:p>305.33</text:p>
          </table:table-cell>
          <table:table-cell office:value-type="float" office:value="66">
            <text:p>66</text:p>
          </table:table-cell>
          <table:table-cell/>
        </table:table-row>
        <table:table-row table:style-name="ro2">
          <table:table-cell office:value-type="string">
            <text:p>h2co-321</text:p>
          </table:table-cell>
          <table:table-cell office:value-type="float" office:value="32131">
            <text:p>32131</text:p>
          </table:table-cell>
          <table:table-cell office:value-type="float" office:value="127010">
            <text:p>127010</text:p>
          </table:table-cell>
          <table:table-cell table:formula="of:=[.C4]/[.B4]" office:value-type="float" office:value="3.95288039587937">
            <text:p>3.95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h2co-dp</text:p>
          </table:table-cell>
          <table:table-cell office:value-type="float" office:value="14635.21">
            <text:p>14635.21</text:p>
          </table:table-cell>
          <table:table-cell office:value-type="float" office:value="1155860">
            <text:p>1155860</text:p>
          </table:table-cell>
          <table:table-cell table:formula="of:=[.C5]/[.B5]" office:value-type="float" office:value="78.9780262804565">
            <text:p>78.98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nh3-dp</text:p>
          </table:table-cell>
          <table:table-cell office:value-type="float" office:value="18057.5">
            <text:p>18057.5</text:p>
          </table:table-cell>
          <table:table-cell office:value-type="float" office:value="59720">
            <text:p>59720</text:p>
          </table:table-cell>
          <table:table-cell table:formula="of:=[.C6]/[.B6]" office:value-type="float" office:value="3.30721306936176">
            <text:p>3.31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benz-321</text:p>
          </table:table-cell>
          <table:table-cell office:value-type="float" office:value="42161">
            <text:p>42161</text:p>
          </table:table-cell>
          <table:table-cell office:value-type="float" office:value="11231185">
            <text:p>11231185</text:p>
          </table:table-cell>
          <table:table-cell table:formula="of:=[.C8]/[.B8]" office:value-type="float" office:value="266.388012618297">
            <text:p>266.39</text:p>
          </table:table-cell>
          <table:table-cell/>
          <table:table-cell office:value-type="string">
            <text:p>(change HashMap to ArrayList)</text:p>
          </table:table-cell>
        </table:table-row>
        <table:table-row table:style-name="ro2">
          <table:table-cell office:value-type="string">
            <text:p>benz-321</text:p>
          </table:table-cell>
          <table:table-cell office:value-type="float" office:value="42901">
            <text:p>42901</text:p>
          </table:table-cell>
          <table:table-cell office:value-type="float" office:value="11231185">
            <text:p>11231185</text:p>
          </table:table-cell>
          <table:table-cell table:formula="of:=[.C9]/[.B9]" office:value-type="float" office:value="261.793081746346">
            <text:p>261.79</text:p>
          </table:table-cell>
          <table:table-cell/>
          <table:table-cell office:value-type="string">
            <text:p>(avoid method call to set JK elements)</text:p>
          </table:table-cell>
        </table:table-row>
        <table:table-row table:style-name="ro2">
          <table:table-cell office:value-type="string">
            <text:p>benz-321</text:p>
          </table:table-cell>
          <table:table-cell office:value-type="float" office:value="44461">
            <text:p>44461</text:p>
          </table:table-cell>
          <table:table-cell office:value-type="float" office:value="11231185">
            <text:p>11231185</text:p>
          </table:table-cell>
          <table:table-cell table:formula="of:=[.C10]/[.B10]" office:value-type="float" office:value="252.607566181597">
            <text:p>252.61</text:p>
          </table:table-cell>
          <table:table-cell/>
          <table:table-cell office:value-type="string">
            <text:p>(tightened mdHrr , less re calculation)</text:p>
          </table:table-cell>
        </table:table-row>
        <table:table-row table:style-name="ro2">
          <table:table-cell office:value-type="string">
            <text:p>benz-321</text:p>
          </table:table-cell>
          <table:table-cell office:value-type="float" office:value="48586">
            <text:p>48586</text:p>
          </table:table-cell>
          <table:table-cell office:value-type="float" office:value="11231185">
            <text:p>11231185</text:p>
          </table:table-cell>
          <table:table-cell table:formula="of:=[.C11]/[.B11]" office:value-type="float" office:value="231.160931132425">
            <text:p>231.16</text:p>
          </table:table-cell>
          <table:table-cell/>
          <table:table-cell office:value-type="string">
            <text:p>(changed loop structure for settings elements of JK)</text:p>
          </table:table-cell>
        </table:table-row>
        <table:table-row table:style-name="ro2">
          <table:table-cell office:value-type="string">
            <text:p>benz-321</text:p>
          </table:table-cell>
          <table:table-cell office:value-type="float" office:value="62701">
            <text:p>62701</text:p>
          </table:table-cell>
          <table:table-cell office:value-type="float" office:value="11231185">
            <text:p>11231185</text:p>
          </table:table-cell>
          <table:table-cell table:formula="of:=[.C12]/[.B12]" office:value-type="float" office:value="179.122900751184">
            <text:p>179.12</text:p>
          </table:table-cell>
          <table:table-cell/>
          <table:table-cell office:value-type="string">
            <text:p>(use LocalRectArray when computing &lt;ij|kl&gt;)</text:p>
          </table:table-cell>
        </table:table-row>
        <table:table-row table:style-name="ro2">
          <table:table-cell office:value-type="string">
            <text:p>benz-321</text:p>
          </table:table-cell>
          <table:table-cell office:value-type="float" office:value="64351">
            <text:p>64351</text:p>
          </table:table-cell>
          <table:table-cell office:value-type="float" office:value="11231185">
            <text:p>11231185</text:p>
          </table:table-cell>
          <table:table-cell table:formula="of:=[.C13]/[.B13]" office:value-type="float" office:value="174.530077232677">
            <text:p>174.53</text:p>
          </table:table-cell>
          <table:table-cell/>
          <table:table-cell office:value-type="string">
            <text:p>(make Matrix to use LocalRectArray)</text:p>
          </table:table-cell>
        </table:table-row>
        <table:table-row table:style-name="ro2">
          <table:table-cell office:value-type="string">
            <text:p>benz-321</text:p>
          </table:table-cell>
          <table:table-cell office:value-type="float" office:value="66090">
            <text:p>66090</text:p>
          </table:table-cell>
          <table:table-cell office:value-type="float" office:value="11231185">
            <text:p>11231185</text:p>
          </table:table-cell>
          <table:table-cell table:formula="of:=[.C14]/[.B14]" office:value-type="float" office:value="169.937736420033">
            <text:p>169.94</text:p>
          </table:table-cell>
          <table:table-cell/>
          <table:table-cell office:value-type="string">
            <text:p>(unfold P-type integral, mdRecurse)</text:p>
          </table:table-cell>
        </table:table-row>
        <table:table-row table:style-name="ro2">
          <table:table-cell office:value-type="string">
            <text:p>benz-321</text:p>
          </table:table-cell>
          <table:table-cell table:end-cell-address="Sheet2.I33" table:end-x="2.214cm" table:end-y="0.003cm" draw:z-index="0" office:value-type="float" office:value="74102">
            <text:p>74102</text:p>
          </table:table-cell>
          <table:table-cell office:value-type="float" office:value="11231185">
            <text:p>11231185</text:p>
          </table:table-cell>
          <table:table-cell table:formula="of:=[.C15]/[.B15]" office:value-type="float" office:value="151.563857925562">
            <text:p>151.56</text:p>
          </table:table-cell>
          <table:table-cell/>
          <table:table-cell office:value-type="string">
            <text:p>(few more optimizations)</text:p>
          </table:table-cell>
        </table:table-row>
        <table:table-row table:style-name="ro2">
          <table:table-cell office:value-type="string">
            <text:p>benz-321</text:p>
          </table:table-cell>
          <table:table-cell office:value-type="float" office:value="81512">
            <text:p>81512</text:p>
          </table:table-cell>
          <table:table-cell office:value-type="float" office:value="11231185">
            <text:p>11231185</text:p>
          </table:table-cell>
          <table:table-cell table:formula="of:=[.C16]/[.B16]" office:value-type="float" office:value="137.785663460595">
            <text:p>137.79</text:p>
          </table:table-cell>
          <table:table-cell/>
          <table:table-cell office:value-type="string">
            <text:p>(use sqrt instead of pow)</text:p>
          </table:table-cell>
        </table:table-row>
        <table:table-row table:style-name="ro2">
          <table:table-cell office:value-type="string">
            <text:p>benz-321</text:p>
          </table:table-cell>
          <table:table-cell office:value-type="float" office:value="82059">
            <text:p>82059</text:p>
          </table:table-cell>
          <table:table-cell office:value-type="float" office:value="11231185">
            <text:p>11231185</text:p>
          </table:table-cell>
          <table:table-cell table:formula="of:=[.C17]/[.B17]" office:value-type="float" office:value="136.867193117147">
            <text:p>136.87</text:p>
          </table:table-cell>
          <table:table-cell/>
          <table:table-cell office:value-type="string">
            <text:p>(small optimizations)</text:p>
          </table:table-cell>
        </table:table-row>
        <table:table-row table:style-name="ro2">
          <table:table-cell office:value-type="string">
            <text:p>benz-321</text:p>
          </table:table-cell>
          <table:table-cell office:value-type="float" office:value="99405">
            <text:p>99405</text:p>
          </table:table-cell>
          <table:table-cell office:value-type="float" office:value="11231185">
            <text:p>11231185</text:p>
          </table:table-cell>
          <table:table-cell table:formula="of:=[.C18]/[.B18]" office:value-type="float" office:value="112.984105427292">
            <text:p>112.98</text:p>
          </table:table-cell>
          <table:table-cell/>
          <table:table-cell office:value-type="string">
            <text:p>(init pcdint using raw(), better transfer this to Array)</text:p>
          </table:table-cell>
        </table:table-row>
        <table:table-row table:style-name="ro2">
          <table:table-cell office:value-type="string">
            <text:p>benz-321</text:p>
          </table:table-cell>
          <table:table-cell office:value-type="float" office:value="101890">
            <text:p>101890</text:p>
          </table:table-cell>
          <table:table-cell office:value-type="float" office:value="11231185">
            <text:p>11231185</text:p>
          </table:table-cell>
          <table:table-cell table:formula="of:=[.C19]/[.B19]" office:value-type="float" office:value="110.228530768476">
            <text:p>110.23</text:p>
          </table:table-cell>
          <table:table-cell/>
          <table:table-cell office:value-type="string">
            <text:p>(convert to Rail in ShellList instead of ArrayList)</text:p>
          </table:table-cell>
        </table:table-row>
        <table:table-row table:style-name="ro2">
          <table:table-cell office:value-type="string">
            <text:p>benz-321</text:p>
          </table:table-cell>
          <table:table-cell office:value-type="float" office:value="122268">
            <text:p>122268</text:p>
          </table:table-cell>
          <table:table-cell office:value-type="float" office:value="11231185">
            <text:p>11231185</text:p>
          </table:table-cell>
          <table:table-cell table:formula="of:=[.C20]/[.B20]" office:value-type="float" office:value="91.8571089737298">
            <text:p>91.86</text:p>
          </table:table-cell>
          <table:table-cell/>
          <table:table-cell office:value-type="string">
            <text:p>(different loop structure, shell index instead of atom)</text:p>
          </table:table-cell>
        </table:table-row>
        <table:table-row table:style-name="ro2">
          <table:table-cell office:value-type="string">
            <text:p>benz-321</text:p>
          </table:table-cell>
          <table:table-cell office:value-type="float" office:value="212641">
            <text:p>212641</text:p>
          </table:table-cell>
          <table:table-cell office:value-type="float" office:value="11231185">
            <text:p>11231185</text:p>
          </table:table-cell>
          <table:table-cell table:formula="of:=[.C21]/[.B21]" office:value-type="float" office:value="52.8175892701784">
            <text:p>52.82</text:p>
          </table:table-cell>
          <table:table-cell/>
          <table:table-cell office:value-type="string">
            <text:p>(added a condition for skipping integral evaluation)</text:p>
          </table:table-cell>
        </table:table-row>
        <table:table-row table:style-name="ro2">
          <table:table-cell office:value-type="string">
            <text:p>benz-321</text:p>
          </table:table-cell>
          <table:table-cell office:value-type="float" office:value="214506">
            <text:p>214506</text:p>
          </table:table-cell>
          <table:table-cell office:value-type="float" office:value="11231185">
            <text:p>11231185</text:p>
          </table:table-cell>
          <table:table-cell table:formula="of:=[.C22]/[.B22]" office:value-type="float" office:value="52.3583722599834">
            <text:p>52.36</text:p>
          </table:table-cell>
          <table:table-cell/>
          <table:table-cell office:value-type="string">
            <text:p>(tiny tweaks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7">27/11/2011</text:date>, <text:time>11:1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10-03-15T13:32:41</meta:creation-date>
    <dc:date>2011-11-27T11:16:25</dc:date>
    <meta:print-date>2010-08-05T14:31:33</meta:print-date>
    <meta:editing-cycles>250</meta:editing-cycles>
    <meta:editing-duration>P51DT12M21S</meta:editing-duration>
    <dc:creator>Josh Milthorpe</dc:creator>
    <meta:document-statistic meta:table-count="3" meta:cell-count="202" meta:object-count="2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6.47156190872192pt" style:font-size-asian="6.47156190872192pt" style:font-size-complex="6.47156190872192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38cm" svg:height="7.865cm" xlink:href=".." xlink:type="simple" chart:class="chart:scatter" chart:style-name="ch1">
        <chart:title svg:x="5.617cm" svg:y="0.293cm" chart:style-name="ch2">
          <text:p>Time per iteration on BG/P: benzene</text:p>
        </chart:title>
        <chart:legend chart:legend-position="end" svg:x="15.287cm" svg:y="3.459cm" style:legend-expansion="high" chart:style-name="ch3"/>
        <chart:plot-area chart:style-name="ch4" table:cell-range-address="'Blue Gene scaling - benzene'.A6:'Blue Gene scaling - benzene'.C14 'Blue Gene scaling - benzene'.B5:'Blue Gene scaling - benzene'.C5" chart:data-source-has-labels="row" svg:x="0.045cm" svg:y="0.154cm" svg:width="14.949cm" svg:height="7.392cm">
          <chartooo:coordinate-region svg:x="1.328cm" svg:y="0.315cm" svg:width="13.347cm" svg:height="6.663cm"/>
          <chart:axis chart:dimension="x" chart:name="primary-x" chart:style-name="ch5">
            <chart:title svg:x="6.192cm" svg:y="7.305cm" chart:style-name="ch6">
              <text:p>Number of places</text:p>
            </chart:title>
          </chart:axis>
          <chart:axis chart:dimension="y" chart:name="primary-y" chart:style-name="ch7">
            <chart:title svg:x="0cm" svg:y="5.389cm" chart:style-name="ch8">
              <text:p>Wall time in seconds</text:p>
            </chart:title>
            <chart:grid chart:style-name="ch9" chart:class="major"/>
          </chart:axis>
          <chart:series chart:style-name="ch10" chart:values-cell-range-address="'Blue Gene scaling - benzene'.B6:'Blue Gene scaling - benzene'.B14" chart:label-cell-address="'Blue Gene scaling - benzene'.B5:'Blue Gene scaling - benzene'.B5" chart:class="chart:scatter">
            <chart:domain table:cell-range-address="'Blue Gene scaling - benzene'.A6:'Blue Gene scaling - benzene'.A14"/>
            <chart:data-point chart:repeated="9"/>
          </chart:series>
          <chart:series chart:style-name="ch11" chart:values-cell-range-address="'Blue Gene scaling - benzene'.C6:'Blue Gene scaling - benzene'.C14" chart:label-cell-address="'Blue Gene scaling - benzene'.C5:'Blue Gene scaling - benzene'.C5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-21G</text:p>
                <draw:g>
                  <svg:desc>'Blue Gene scaling - benzene'.B5:'Blue Gene scaling - benzene'.B5</svg:desc>
                </draw:g>
              </table:table-cell>
              <table:table-cell office:value-type="string">
                <text:p>6-31G(d,p)</text:p>
                <draw:g>
                  <svg:desc>'Blue Gene scaling - benzene'.C5:'Blue Gene scaling - benzene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'Blue Gene scaling - benzene'.A6:'Blue Gene scaling - benzene'.A14</svg:desc>
                </draw:g>
              </table:table-cell>
              <table:table-cell office:value-type="float" office:value="0.796">
                <text:p>0.796</text:p>
                <draw:g>
                  <svg:desc>'Blue Gene scaling - benzene'.B6:'Blue Gene scaling - benzene'.B14</svg:desc>
                </draw:g>
              </table:table-cell>
              <table:table-cell office:value-type="float" office:value="9.58">
                <text:p>9.58</text:p>
                <draw:g>
                  <svg:desc>'Blue Gene scaling - benzene'.C6:'Blue Gene scaling - benzene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1.3">
                <text:p>1.3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.08">
                <text:p>2.0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3.31">
                <text:p>3.31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.26">
                <text:p>5.26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.3">
                <text:p>10.3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0.1">
                <text:p>20.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7.8">
                <text:p>37.8</text:p>
              </table:table-cell>
              <table:table-cell office:value-type="float" office:value="423.5">
                <text:p>42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0.3">
                <text:p>60.3</text:p>
              </table:table-cell>
              <table:table-cell office:value-type="float" office:value="671.1">
                <text:p>671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6.47156190872192pt" style:font-size-asian="6.47156190872192pt" style:font-size-complex="6.47156190872192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38cm" svg:height="7.865cm" xlink:href=".." xlink:type="simple" chart:class="chart:scatter" chart:style-name="ch1">
        <chart:title svg:x="5.776cm" svg:y="0.293cm" chart:style-name="ch2">
          <text:p>Time per iteration on BG/P: aspirin</text:p>
        </chart:title>
        <chart:legend chart:legend-position="end" svg:x="15.286cm" svg:y="3.458cm" style:legend-expansion="high" chart:style-name="ch3"/>
        <chart:plot-area chart:style-name="ch4" table:cell-range-address="'Blue Gene scaling - aspirin'.A6:'Blue Gene scaling - aspirin'.C14 'Blue Gene scaling - aspirin'.B5:'Blue Gene scaling - aspirin'.C5" chart:data-source-has-labels="row" svg:x="0.441cm" svg:y="0.154cm" svg:width="14.552cm" svg:height="7.392cm">
          <chartooo:coordinate-region svg:x="1.327cm" svg:y="0.315cm" svg:width="13.347cm" svg:height="6.663cm"/>
          <chart:axis chart:dimension="x" chart:name="primary-x" chart:style-name="ch5">
            <chart:title svg:x="6.39cm" svg:y="7.305cm" chart:style-name="ch6">
              <text:p>Number of places</text:p>
            </chart:title>
          </chart:axis>
          <chart:axis chart:dimension="y" chart:name="primary-y" chart:style-name="ch5">
            <chart:title svg:x="0cm" svg:y="5.389cm" chart:style-name="ch7">
              <text:p>Wall time in seconds</text:p>
            </chart:title>
            <chart:grid chart:style-name="ch8" chart:class="major"/>
          </chart:axis>
          <chart:series chart:style-name="ch9" chart:values-cell-range-address="'Blue Gene scaling - aspirin'.B6:'Blue Gene scaling - aspirin'.B14" chart:label-cell-address="'Blue Gene scaling - aspirin'.B5:'Blue Gene scaling - aspirin'.B5" chart:class="chart:scatter">
            <chart:domain table:cell-range-address="'Blue Gene scaling - aspirin'.A6:'Blue Gene scaling - aspirin'.A14"/>
            <chart:data-point chart:repeated="9"/>
          </chart:series>
          <chart:series chart:style-name="ch10" chart:values-cell-range-address="'Blue Gene scaling - aspirin'.C6:'Blue Gene scaling - aspirin'.C14" chart:label-cell-address="'Blue Gene scaling - aspirin'.C5:'Blue Gene scaling - aspirin'.C5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-21G</text:p>
                <draw:g>
                  <svg:desc>'Blue Gene scaling - aspirin'.B5:'Blue Gene scaling - aspirin'.B5</svg:desc>
                </draw:g>
              </table:table-cell>
              <table:table-cell office:value-type="string">
                <text:p>6-31G(d,p)</text:p>
                <draw:g>
                  <svg:desc>'Blue Gene scaling - aspirin'.C5:'Blue Gene scaling - aspirin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'Blue Gene scaling - aspirin'.A6:'Blue Gene scaling - aspirin'.A14</svg:desc>
                </draw:g>
              </table:table-cell>
              <table:table-cell office:value-type="float" office:value="NaN">
                <text:p>NaN</text:p>
                <draw:g>
                  <svg:desc>'Blue Gene scaling - aspirin'.B6:'Blue Gene scaling - aspirin'.B14</svg:desc>
                </draw:g>
              </table:table-cell>
              <table:table-cell office:value-type="float" office:value="NaN">
                <text:p>NaN</text:p>
                <draw:g>
                  <svg:desc>'Blue Gene scaling - aspirin'.C6:'Blue Gene scaling - aspirin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5.25">
                <text:p>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9.19">
                <text:p>9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8.2">
                <text:p>5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11.5">
                <text:p>1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19.5">
                <text:p>219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